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7.188cm"/>
    </style:style>
    <style:style style:name="co3" style:family="table-column">
      <style:table-column-properties fo:break-before="auto" style:column-width="7.701cm"/>
    </style:style>
    <style:style style:name="co4"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3.717cm" fo:break-before="auto" style:use-optimal-row-height="true"/>
    </style:style>
    <style:style style:name="ro4" style:family="table-row">
      <style:table-row-properties style:row-height="5.752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1.275cm" fo:break-before="auto" style:use-optimal-row-height="true"/>
    </style:style>
    <style:style style:name="ro7" style:family="table-row">
      <style:table-row-properties style:row-height="2.903cm" fo:break-before="auto" style:use-optimal-row-height="true"/>
    </style:style>
    <style:style style:name="ro8" style:family="table-row">
      <style:table-row-properties style:row-height="8.195cm" fo:break-before="auto" style:use-optimal-row-height="true"/>
    </style:style>
    <style:style style:name="ro9" style:family="table-row">
      <style:table-row-properties style:row-height="4.939cm" fo:break-before="auto" style:use-optimal-row-height="true"/>
    </style:style>
    <style:style style:name="ro10" style:family="table-row">
      <style:table-row-properties style:row-height="1.68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e0e0e0" fo:wrap-option="wrap"/>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000000" style:text-outline="false" style:text-line-through-style="none" style:font-name="Arial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_2" table:style-name="ta1" table:print="false">
        <table:table-column table:style-name="co1" table:default-cell-style-name="ce3"/>
        <table:table-column table:style-name="co2" table:default-cell-style-name="ce3"/>
        <table:table-column table:style-name="co3" table:default-cell-style-name="ce4"/>
        <table:table-row table:style-name="ro1">
          <table:table-cell table:style-name="ce1" table:number-columns-spanned="3" table:number-rows-spanned="1"/>
          <table:covered-table-cell table:style-name="Default"/>
          <table:covered-table-cell table:style-name="Default"/>
        </table:table-row>
        <table:table-row table:style-name="ro1">
          <table:table-cell table:style-name="ce1" table:number-columns-spanned="3" table:number-rows-spanned="1"/>
          <table:covered-table-cell table:style-name="Default"/>
          <table:covered-table-cell table:style-name="Default"/>
        </table:table-row>
        <table:table-row table:style-name="ro2">
          <table:table-cell table:style-name="ce2" office:value-type="string">
            <text:p>As a …</text:p>
          </table:table-cell>
          <table:table-cell table:style-name="ce2" office:value-type="string">
            <text:p>I want to ...</text:p>
          </table:table-cell>
          <table:table-cell table:style-name="ce2" office:value-type="string">
            <text:p>Comments</text:p>
          </table:table-cell>
        </table:table-row>
        <table:table-row table:style-name="ro3">
          <table:table-cell office:value-type="string">
            <text:p>General User</text:p>
          </table:table-cell>
          <table:table-cell office:value-type="string">
            <text:p>Identify and choose the platform interface.</text:p>
          </table:table-cell>
          <table:table-cell table:style-name="ce5" office:value-type="string">
            <text:p>The collaborative platform should differentiate the specific basic stage of the RO lifecycle (Live Objects, Publication Objects, Archived Objects). Since the potential actions and decisions to be taken by the user depend on these different levels of the RO lifecycle, the user should have the possibility to choose whether working in a living RO platform or consulting the digital library of RO.</text:p>
          </table:table-cell>
        </table:table-row>
        <table:table-row table:style-name="ro4">
          <table:table-cell office:value-type="string">
            <text:p>Collaborator</text:p>
            <text:p>Re(User)</text:p>
          </table:table-cell>
          <table:table-cell office:value-type="string">
            <text:p>Build, manage, re-use and enact scientific workflows.</text:p>
          </table:table-cell>
          <table:table-cell office:value-type="string">
            <text:p>Given the current state of the art of astronomical workflows as characterized in this document, astronomers will need a tool for these tasks, as it is already the case with other scientific communities using software as Taverna. This workflow management tool should integrate access to both VO data repositories and VO compliant web services, considering communication and interoperability with widely used VO software as Topcat<text:a xlink:href="#sdfootnote1sym">1</text:a>, Aladin<text:a xlink:href="#sdfootnote2sym">2</text:a> and VOSpec<text:a xlink:href="#sdfootnote3sym">3</text:a></text:p>
            <text:p>The re(user) would also like to have the possibility to concatenate existing workflows and to extract useful components from RO (data, processes, web services, scripts) in order to use them in his own research.</text:p>
          </table:table-cell>
        </table:table-row>
        <table:table-row table:style-name="ro5">
          <table:table-cell office:value-type="string">
            <text:p>Collaborator</text:p>
          </table:table-cell>
          <table:table-cell office:value-type="string">
            <text:p>Create a and share and RO in a research group</text:p>
          </table:table-cell>
          <table:table-cell table:style-name="ce3" office:value-type="string">
            <text:p>Seamless integration of newcomers in the Wf4Ever platform</text:p>
          </table:table-cell>
        </table:table-row>
        <table:table-row table:style-name="ro4">
          <table:table-cell office:value-type="string">
            <text:p>Reader</text:p>
            <text:p>Comparator</text:p>
            <text:p>Re(User)</text:p>
            <text:p>Evaluator</text:p>
          </table:table-cell>
          <table:table-cell office:value-type="string">
            <text:p>Search and Retrieve RO</text:p>
          </table:table-cell>
          <table:table-cell table:style-name="ce5" office:value-type="string">
            <text:p>The way searching and retrieving of research objects is performed would not be very different from current procedures for searching bibliography, allowing search in fields like author, abstract, keywords, publication dates, etc. Since a primary goal is to bring astronomers into the platform, thre are more chances of succeeding if proposing well-known friendly procedures. This is particularly relevant, and the concept of “familiarity” is a shared concern amongst astronomers and biologists (as mention in D6.1). In addition, providing the user with a good tagging system is also a common necessity amongst biologists and astronomers.</text:p>
          </table:table-cell>
        </table:table-row>
        <table:table-row table:style-name="ro2">
          <table:table-cell office:value-type="string">
            <text:p>Collaborator</text:p>
          </table:table-cell>
          <table:table-cell office:value-type="string">
            <text:p>Update and Delete an RO or part of its content.</text:p>
          </table:table-cell>
          <table:table-cell table:style-name="ce1"/>
        </table:table-row>
        <table:table-row table:style-name="ro6">
          <table:table-cell office:value-type="string">
            <text:p>Publisher</text:p>
          </table:table-cell>
          <table:table-cell office:value-type="string">
            <text:p>Publish a RO</text:p>
          </table:table-cell>
          <table:table-cell office:value-type="string">
            <text:p>The way to define how the RO is "advertised" or indexed should be an efficient and easy task for the publisher.</text:p>
          </table:table-cell>
        </table:table-row>
        <table:table-row table:style-name="ro7">
          <table:table-cell office:value-type="string">
            <text:p>Collaborator</text:p>
          </table:table-cell>
          <table:table-cell office:value-type="string">
            <text:p>Manage access to RO</text:p>
          </table:table-cell>
          <table:table-cell office:value-type="string">
            <text:p>In general Publication Objects may be freely accessible to all users for re-use and Live Objects should be subject to more restraint access privileges. Functionalities for access management should be provided, modular and flexible enough to deal with users and groups, and at different levels of granularity in the components of the RO.</text:p>
          </table:table-cell>
        </table:table-row>
        <table:table-row table:style-name="ro8">
          <table:table-cell office:value-type="string">
            <text:p>Collaborator</text:p>
            <text:p>Re(User)</text:p>
            <text:p>Evaluator</text:p>
          </table:table-cell>
          <table:table-cell office:value-type="string">
            <text:p>Store and identify different versions of the RO or its components</text:p>
          </table:table-cell>
          <table:table-cell office:value-type="string">
            <text:p>Versioning may depend on whether we deal with Live Objects, Publication Objects or Archived Objects. When working with Live Objects, the platform should allow the users to choose not to backup full versions of the RO when a modification is made in the components (data or processes involved). Because of the big volumes of data involved it may be reasonable not to store multiple versions of the same RO. On the contrary, it may be useful in this case to allow versioning of individual components of a RO, those not suffering of heavy sized issues. For example, automatic versioning of metadata (contributors, access privileges, modification date, etc.) may be implemented to trace the timeline provenance of these metadata. Publication Objects or Archived Objects may depend on external resources that may evolve or being suppressed with time. In this case versioning of these RO may be useful to check their integrity and authenticity.</text:p>
          </table:table-cell>
        </table:table-row>
        <table:table-row table:style-name="ro9">
          <table:table-cell office:value-type="string">
            <text:p>Collaborator</text:p>
            <text:p>Publisher</text:p>
          </table:table-cell>
          <table:table-cell office:value-type="string">
            <text:p>Seamless integration of metadata</text:p>
          </table:table-cell>
          <table:table-cell office:value-type="string">
            <text:p>As opposed to other users, astronomers are not familiar with Linked Data principles and RDF syntax; because of this all declarations of metadata information related to a RO should be transparent at the moment of creating a Live Object, publishing a Publication Object. The platform should provide a protocol or interface for an easy publication of a RO with assistance on metadata, with the aim of not discouraging contribution. The ROBox developed in WP1 is a very good example of how research objects and users are seamlessly integrated in the Wf4Ever platform in an unobtrusive way.</text:p>
          </table:table-cell>
        </table:table-row>
        <table:table-row table:style-name="ro10">
          <table:table-cell office:value-type="string">
            <text:p>Evaluator</text:p>
          </table:table-cell>
          <table:table-cell office:value-type="string">
            <text:p>Rate, comment, recommend RO</text:p>
          </table:table-cell>
          <table:table-cell office:value-type="string">
            <text:p>These actions apply not only the whole RO but also to specific components of it, relating to quality criteria in reproducibility, repeatability of the results and re-usability and usefulness.</text:p>
          </table:table-cell>
        </table:table-row>
        <table:table-row table:style-name="ro10">
          <table:table-cell office:value-type="string">
            <text:p>Re(User)</text:p>
          </table:table-cell>
          <table:table-cell office:value-type="string">
            <text:p>Take advantage of the modular and decomposable nature of RO.</text:p>
          </table:table-cell>
          <table:table-cell office:value-type="string">
            <text:p>It should be possible to import other RO or their components into a Live Object. In this respect, RO should not be closed entities but fully decomposable with seamlessly accessible components.</text:p>
          </table:table-cell>
        </table:table-row>
        <table:table-row table:style-name="ro1">
          <table:table-cell table:style-name="ce1" table:number-columns-spanned="3" table:number-rows-spanned="1"/>
          <table:covered-table-cell table:style-name="Default"/>
          <table:covered-table-cell table:style-name="Default"/>
        </table:table-row>
        <table:table-row table:style-name="ro2">
          <table:table-cell table:style-name="ce4" office:value-type="string" table:number-columns-spanned="3" table:number-rows-spanned="1">
            <text:p><text:a xlink:href="#sdfootnote1anc">1</text:a> <text:a xlink:href="http://www.star.bris.ac.uk/~mbt/topcat/">http://www.star.bris.ac.uk/~mbt/topcat</text:a></text:p>
          </table:table-cell>
          <table:covered-table-cell table:style-name="Default"/>
          <table:covered-table-cell table:style-name="Default"/>
        </table:table-row>
        <table:table-row table:style-name="ro2">
          <table:table-cell table:style-name="ce4" office:value-type="string" table:number-columns-spanned="3" table:number-rows-spanned="1">
            <text:p><text:a xlink:href="#sdfootnote2anc">2</text:a> <text:a xlink:href="http://aladin.u-strasbg.fr/">http://aladin.u-strasbg.fr</text:a></text:p>
          </table:table-cell>
          <table:covered-table-cell table:style-name="Default"/>
          <table:covered-table-cell table:style-name="Default"/>
        </table:table-row>
        <table:table-row table:style-name="ro2">
          <table:table-cell table:style-name="ce4" office:value-type="string" table:number-columns-spanned="3" table:number-rows-spanned="1">
            <text:p><text:a xlink:href="#sdfootnote3anc">3</text:a> <text:a xlink:href="http://www.sciops.esa.int/index.php?project=ESAVO&amp;page=vospec">http://www.sciops.esa.int/index.php?project=ESAVO&amp;page=vospec</text:a></text:p>
          </table:table-cell>
          <table:covered-table-cell table:style-name="Default"/>
          <table:covered-table-cell table:style-name="Default"/>
        </table:table-row>
      </table:table>
      <table:table table:name="Sheet1" table:style-name="ta1" table:print="false">
        <table:table-column table:style-name="co4" table:default-cell-style-name="Default"/>
        <table:table-row table:style-name="ro1">
          <table:table-cell/>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30">30/06/2011</text:date>, <text:time>15:2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30T15:21:05</meta:creation-date>
    <dc:date>2011-06-30T15:22:15</dc:date>
    <dc:creator>Graham Klyne</dc:creator>
    <meta:editing-duration>PT00H01M10S</meta:editing-duration>
    <meta:editing-cycles>1</meta:editing-cycles>
    <meta:document-statistic meta:table-count="4" meta:cell-count="38" meta:object-count="0"/>
    <meta:generator>OpenOffice.org/3.2$Unix OpenOffice.org_project/320m18$Build-9502</meta:generator>
  </office:meta>
</office:document-meta>
</file>